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7e36"/>
    </style:style>
    <style:style style:name="P2" style:family="paragraph" style:parent-style-name="Standard" style:list-style-name="L1">
      <style:text-properties officeooo:paragraph-rsid="001b7e36"/>
    </style:style>
    <style:style style:name="P3" style:family="paragraph" style:parent-style-name="Standard" style:list-style-name="L1">
      <style:text-properties officeooo:paragraph-rsid="001bfd20"/>
    </style:style>
    <style:style style:name="P4" style:family="paragraph" style:parent-style-name="Standard">
      <style:text-properties officeooo:paragraph-rsid="001bfd20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b7e36" style:font-weight-asian="bold" style:font-weight-complex="bold"/>
    </style:style>
    <style:style style:name="P6" style:family="paragraph" style:parent-style-name="Standard" style:list-style-name="L2">
      <style:text-properties officeooo:paragraph-rsid="001bfd20"/>
    </style:style>
    <style:style style:name="T1" style:family="text">
      <style:text-properties officeooo:rsid="001b7e36"/>
    </style:style>
    <style:style style:name="T2" style:family="text">
      <style:text-properties officeooo:rsid="001bfd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Технологии разработки программного обеспечения</text:span></text:p>
      <text:p text:style-name="P1"><text:span text:style-name="T1"/></text:p>
      <text:p text:style-name="P1"><text:span text:style-name="T1">Вопросы:</text:span></text:p>
      <text:p text:style-name="P1"><text:span text:style-name="T1"/></text:p>
      <text:list xml:id="list1568294060" text:style-name="L1">
        <text:list-item>
          <text:p text:style-name="P2"><text:span text:style-name="T1">«4 П» разработки ПО, требования.</text:span></text:p>
        </text:list-item>
        <text:list-item>
          <text:p text:style-name="P3"><text:span text:style-name="T2">Этапы создания автоматизированной системы (ГОСТ).</text:span></text:p>
        </text:list-item>
        <text:list-item>
          <text:p text:style-name="P2"><text:span text:style-name="T1">Разновидности процесса разработки.</text:span></text:p>
        </text:list-item>
        <text:list-item>
          <text:p text:style-name="P2"><text:span text:style-name="T1">Проект: составляющие, факторы управления, запуск, управление рисками.</text:span></text:p>
        </text:list-item>
        <text:list-item>
          <text:p text:style-name="P3"><text:span text:style-name="T2">Язык UML. Основные виды диаграмм. Диаграммы классов, диаграммы развёртывания.</text:span></text:p>
        </text:list-item>
        <text:list-item>
          <text:p text:style-name="P3"><text:span text:style-name="T2">Язык UML. Основные виды диаграмм. Диаграммы компонент, диаграммы вариантов использования.</text:span></text:p>
        </text:list-item>
        <text:list-item>
          <text:p text:style-name="P3"><text:span text:style-name="T2">Язык UML. Основные виды диаграмм. Диаграммы состояний, диаграммы последовательностей.</text:span></text:p>
        </text:list-item>
        <text:list-item>
          <text:p text:style-name="P3"><text:span text:style-name="T2">Шаблонные решения в разработке ПО. Шаблоны проектирования. Категории шаблонов проектирования. Шаблоны Singleton и Factory.</text:span></text:p>
        </text:list-item>
        <text:list-item>
          <text:p text:style-name="P3"><text:span text:style-name="T2">Шаблонные решения в разработке ПО. Шаблоны проектирования. Категории шаблонов проектирования. Шаблоны Decorator и Facade.</text:span></text:p>
        </text:list-item>
        <text:list-item>
          <text:p text:style-name="P3"><text:span text:style-name="T2">Шаблонные решения в разработке ПО. Шаблоны проектирования. Категории шаблонов проектирования. Шаблоны State и Iterator.</text:span></text:p>
        </text:list-item>
        <text:list-item>
          <text:p text:style-name="P3"><text:span text:style-name="T2">Шаблонные решения в разработке ПО. Шаблоны проектирования. Категории шаблонов проектирования. Шаблоны Observer и Interpreter.</text:span></text:p>
        </text:list-item>
        <text:list-item>
          <text:p text:style-name="P3"><text:span text:style-name="T2">Архитектура ПО. Классификация Шоу и Гарлана. Процедура выбора архитектуры.</text:span></text:p>
        </text:list-item>
        <text:list-item>
          <text:p text:style-name="P3"><text:span text:style-name="T2">Верификация и валидация. Потеря информации при разработке ПО. Порядок преобразования артефактов при разработке ПО и порядок проведения тестов. Типичная схема процессов интегрального и системного тестирования. Альфа- и бета-версии.</text:span></text:p>
        </text:list-item>
        <text:list-item>
          <text:p text:style-name="P3"><text:span text:style-name="T2">Оценка сложности проекта. Метод аналогий (сверху вниз и снизу вверх). Метод функционального размера. Формула Бонэма.</text:span></text:p>
        </text:list-item>
      </text:list>
      <text:p text:style-name="P4"><text:span text:style-name="T2"/></text:p>
      <text:p text:style-name="P4"><text:span text:style-name="T2">Типы практических заданий:</text:span></text:p>
      <text:list xml:id="list1434812500" text:style-name="L2">
        <text:list-item>
          <text:p text:style-name="P6"><text:span text:style-name="T2">Разработать Makefile для проекта с заданными правилами преобразования артефактов.</text:span></text:p>
        </text:list-item>
        <text:list-item>
          <text:p text:style-name="P6"><text:span text:style-name="T2">Произвести оценку сложности проекта по техническому заданию.</text:span></text:p>
        </text:list-item>
        <text:list-item>
          <text:p text:style-name="P6"><text:span text:style-name="T2">Решить задачу управления исходными текстами с помощью git или svn.</text:span></text:p>
        </text:list-item>
        <text:list-item>
          <text:p text:style-name="P6"><text:span text:style-name="T2">Разработать архитектуру проекта по техническому заданию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Stephantsov</meta:initial-creator>
    <meta:creation-date>2011-01-22T10:34:26</meta:creation-date>
    <meta:document-statistic meta:table-count="0" meta:image-count="0" meta:object-count="0" meta:page-count="1" meta:paragraph-count="21" meta:word-count="214" meta:character-count="1726"/>
    <dc:date>2011-01-22T11:08:57</dc:date>
    <dc:creator>Dmitry Stephantsov</dc:creator>
    <meta:editing-duration>PT00H19M31S</meta:editing-duration>
    <meta:editing-cycles>1</meta:editing-cycles>
    <meta:generator>OpenOffice.org/3.2$Linux OpenOffice.org_project/320m19$Build-9505</meta:generator>
  </office:meta>
</office:document-meta>
</file>